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style:vertical-align="auto"/>
      <style:text-properties style:font-name-asian="Times New Roman" style:font-name-complex="Times New Roman" fo:font-weight="bold" style:font-weight-asian="bold" fo:color="#000000" style:letter-kerning="false" fo:font-size="18pt" style:font-size-asian="18pt" style:font-size-complex="18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style:text-properties fo:hyphenate="true"/>
    </style:style>
    <style:style style:name="P4" style:parent-style-name="Normal" style:family="paragraph">
      <style:paragraph-properties fo:widows="2" fo:orphans="2" style:vertical-align="auto" fo:margin-top="0.0694in" fo:margin-bottom="0.0694in"/>
      <style:text-properties fo:hyphenate="true"/>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7" style:parent-style-name="Normal" style:family="paragraph">
      <style:paragraph-properties fo:widows="2" fo:orphans="2" style:vertical-align="auto" fo:margin-top="0.0694in" fo:margin-bottom="0.0694in"/>
      <style:text-properties fo:hyphenate="true"/>
    </style:style>
    <style:style style:name="T1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olumn22" style:family="table-column">
      <style:table-column-properties style:column-width="0.4138in"/>
    </style:style>
    <style:style style:name="TableColumn23" style:family="table-column">
      <style:table-column-properties style:column-width="1.384in"/>
    </style:style>
    <style:style style:name="TableColumn24" style:family="table-column">
      <style:table-column-properties style:column-width="0.8444in"/>
    </style:style>
    <style:style style:name="Table21" style:family="table">
      <style:table-properties style:width="2.6423in" fo:margin-left="0in" table:align="left"/>
    </style:style>
    <style:style style:name="TableRow25" style:family="table-row">
      <style:table-row-properties/>
    </style:style>
    <style:style style:name="TableCell26" style:family="table-cell">
      <style:table-cell-properties fo:border="none" style:vertical-align="middle" fo:padding-top="0.0104in" fo:padding-left="0.0104in" fo:padding-bottom="0.0104in" fo:padding-right="0.0104in"/>
    </style:style>
    <style:style style:name="P27" style:parent-style-name="Normal"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Cell28" style:family="table-cell">
      <style:table-cell-properties fo:border="none" style:vertical-align="middle" fo:padding-top="0.0104in" fo:padding-left="0.0104in" fo:padding-bottom="0.0104in" fo:padding-right="0.0104in"/>
    </style:style>
    <style:style style:name="P29" style:parent-style-name="Normal"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Cell30" style:family="table-cell">
      <style:table-cell-properties fo:border="none" style:vertical-align="middle" fo:padding-top="0.0104in" fo:padding-left="0.0104in" fo:padding-bottom="0.0104in" fo:padding-right="0.0104in"/>
    </style:style>
    <style:style style:name="P31" style:parent-style-name="Normal"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Row32" style:family="table-row">
      <style:table-row-properties/>
    </style:style>
    <style:style style:name="TableCell33" style:family="table-cell">
      <style:table-cell-properties fo:border="none" style:vertical-align="middle" fo:padding-top="0.0104in" fo:padding-left="0.0104in" fo:padding-bottom="0.0104in" fo:padding-right="0.0104in"/>
    </style:style>
    <style:style style:name="P34"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5" style:family="table-cell">
      <style:table-cell-properties fo:border="none" style:vertical-align="middle" fo:padding-top="0.0104in" fo:padding-left="0.0104in" fo:padding-bottom="0.0104in" fo:padding-right="0.0104in"/>
    </style:style>
    <style:style style:name="P36"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7" style:family="table-cell">
      <style:table-cell-properties fo:border="none" style:vertical-align="middle" fo:padding-top="0.0104in" fo:padding-left="0.0104in" fo:padding-bottom="0.0104in" fo:padding-right="0.0104in"/>
    </style:style>
    <style:style style:name="P38"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39" style:family="table-row">
      <style:table-row-properties/>
    </style:style>
    <style:style style:name="TableCell40" style:family="table-cell">
      <style:table-cell-properties fo:border="none" style:vertical-align="middle" fo:padding-top="0.0104in" fo:padding-left="0.0104in" fo:padding-bottom="0.0104in" fo:padding-right="0.0104in"/>
    </style:style>
    <style:style style:name="P41"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2" style:family="table-cell">
      <style:table-cell-properties fo:border="none" style:vertical-align="middle" fo:padding-top="0.0104in" fo:padding-left="0.0104in" fo:padding-bottom="0.0104in" fo:padding-right="0.0104in"/>
    </style:style>
    <style:style style:name="P43"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4" style:family="table-cell">
      <style:table-cell-properties fo:border="none" style:vertical-align="middle" fo:padding-top="0.0104in" fo:padding-left="0.0104in" fo:padding-bottom="0.0104in" fo:padding-right="0.0104in"/>
    </style:style>
    <style:style style:name="P45"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46" style:family="table-row">
      <style:table-row-properties/>
    </style:style>
    <style:style style:name="TableCell47" style:family="table-cell">
      <style:table-cell-properties fo:border="none" style:vertical-align="middle" fo:padding-top="0.0104in" fo:padding-left="0.0104in" fo:padding-bottom="0.0104in" fo:padding-right="0.0104in"/>
    </style:style>
    <style:style style:name="P48"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9" style:family="table-cell">
      <style:table-cell-properties fo:border="none" style:vertical-align="middle" fo:padding-top="0.0104in" fo:padding-left="0.0104in" fo:padding-bottom="0.0104in" fo:padding-right="0.0104in"/>
    </style:style>
    <style:style style:name="P50"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51" style:family="table-cell">
      <style:table-cell-properties fo:border="none" style:vertical-align="middle" fo:padding-top="0.0104in" fo:padding-left="0.0104in" fo:padding-bottom="0.0104in" fo:padding-right="0.0104in"/>
    </style:style>
    <style:style style:name="P52"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5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54" style:parent-style-name="Normal" style:family="paragraph">
      <style:paragraph-properties fo:widows="2" fo:orphans="2" style:vertical-align="auto" fo:margin-top="0.0694in" fo:margin-bottom="0.0694in"/>
      <style:text-properties fo:hyphenate="true"/>
    </style:style>
    <style:style style:name="T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8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1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32" style:parent-style-name="Normal" style:family="paragraph">
      <style:paragraph-properties fo:widows="2" fo:orphans="2" style:vertical-align="auto" fo:margin-top="0.0694in" fo:margin-bottom="0.0694in"/>
      <style:text-properties fo:hyphenate="true"/>
    </style:style>
    <style:style style:name="T1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2" style:parent-style-name="Normal" style:family="paragraph">
      <style:paragraph-properties fo:widows="2" fo:orphans="2" style:vertical-align="auto" fo:margin-top="0.0694in" fo:margin-bottom="0.0694in"/>
      <style:text-properties fo:hyphenate="true"/>
    </style:style>
    <style:style style:name="T1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4" style:parent-style-name="Normal" style:family="paragraph">
      <style:paragraph-properties fo:widows="2" fo:orphans="2" style:vertical-align="auto" fo:margin-top="0.0694in" fo:margin-bottom="0.0694in"/>
      <style:text-properties fo:hyphenate="true"/>
    </style:style>
    <style:style style:name="T18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9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9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9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1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12" style:parent-style-name="Normal" style:family="paragraph">
      <style:paragraph-properties fo:widows="2" fo:orphans="2" style:vertical-align="auto" fo:margin-top="0.0694in" fo:margin-bottom="0.0694in"/>
      <style:text-properties fo:hyphenate="true"/>
    </style:style>
    <style:style style:name="T2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8" style:parent-style-name="Normal" style:family="paragraph">
      <style:paragraph-properties fo:widows="2" fo:orphans="2" style:vertical-align="auto" fo:margin-top="0.0694in" fo:margin-bottom="0.0694in"/>
      <style:text-properties fo:hyphenate="true"/>
    </style:style>
    <style:style style:name="T2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2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2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2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2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1" style:parent-style-name="Normal" style:family="paragraph">
      <style:paragraph-properties fo:widows="2" fo:orphans="2" style:vertical-align="auto" fo:margin-top="0.0694in" fo:margin-bottom="0.0694in"/>
      <style:text-properties fo:hyphenate="true"/>
    </style:style>
    <style:style style:name="T2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0" style:parent-style-name="Normal" style:family="paragraph">
      <style:paragraph-properties fo:widows="2" fo:orphans="2" style:vertical-align="auto" fo:margin-top="0.0694in" fo:margin-bottom="0.0694in"/>
      <style:text-properties fo:hyphenate="true"/>
    </style:style>
    <style:style style:name="T2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5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5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2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6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61" style:parent-style-name="Normal" style:family="paragraph">
      <style:paragraph-properties fo:widows="2" fo:orphans="2" style:vertical-align="auto" fo:margin-top="0.0694in" fo:margin-bottom="0.0694in"/>
      <style:text-properties fo:hyphenate="true"/>
    </style:style>
    <style:style style:name="T2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6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6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7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72" style:parent-style-name="Normal" style:family="paragraph">
      <style:paragraph-properties fo:widows="2" fo:orphans="2" style:vertical-align="auto" fo:margin-top="0.0694in" fo:margin-bottom="0.0694in"/>
      <style:text-properties fo:hyphenate="true"/>
    </style:style>
    <style:style style:name="T2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7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79" style:parent-style-name="Normal" style:family="paragraph">
      <style:paragraph-properties fo:widows="2" fo:orphans="2" style:vertical-align="auto" fo:margin-top="0.0694in" fo:margin-bottom="0.0694in"/>
      <style:text-properties fo:hyphenate="true"/>
    </style:style>
    <style:style style:name="T2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8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8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8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04" style:parent-style-name="Normal" style:family="paragraph">
      <style:paragraph-properties fo:widows="2" fo:orphans="2" style:vertical-align="auto" fo:margin-top="0.0694in" fo:margin-bottom="0.0694in"/>
      <style:text-properties fo:hyphenate="true"/>
    </style:style>
    <style:style style:name="T3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0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1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1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19" style:parent-style-name="Normal" style:family="paragraph">
      <style:paragraph-properties fo:widows="2" fo:orphans="2" style:vertical-align="auto" fo:margin-top="0.0694in" fo:margin-bottom="0.0694in"/>
      <style:text-properties fo:hyphenate="true"/>
    </style:style>
    <style:style style:name="T3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2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1" style:parent-style-name="Normal" style:family="paragraph">
      <style:paragraph-properties fo:widows="2" fo:orphans="2" style:vertical-align="auto" fo:margin-top="0.0694in" fo:margin-bottom="0.0694in"/>
      <style:text-properties fo:hyphenate="true"/>
    </style:style>
    <style:style style:name="T3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61" style:parent-style-name="Normal" style:family="paragraph">
      <style:paragraph-properties fo:widows="2" fo:orphans="2" style:vertical-align="auto" fo:margin-top="0.0694in" fo:margin-bottom="0.0694in"/>
      <style:text-properties fo:hyphenate="true"/>
    </style:style>
    <style:style style:name="T3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6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66" style:parent-style-name="Normal" style:family="paragraph">
      <style:paragraph-properties fo:widows="2" fo:orphans="2" style:vertical-align="auto" fo:margin-top="0.0694in" fo:margin-bottom="0.0694in"/>
      <style:text-properties fo:hyphenate="true"/>
    </style:style>
    <style:style style:name="T36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77" style:parent-style-name="Normal" style:family="paragraph">
      <style:paragraph-properties fo:widows="2" fo:orphans="2" style:vertical-align="auto" fo:margin-top="0.0694in" fo:margin-bottom="0.0694in"/>
      <style:text-properties fo:hyphenate="true"/>
    </style:style>
    <style:style style:name="T3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8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8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05" style:parent-style-name="Normal" style:family="paragraph">
      <style:paragraph-properties fo:widows="2" fo:orphans="2" style:vertical-align="auto" fo:margin-top="0.0694in" fo:margin-bottom="0.0694in"/>
      <style:text-properties fo:hyphenate="true"/>
    </style:style>
    <style:style style:name="T40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0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0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14" style:parent-style-name="Normal" style:family="paragraph">
      <style:paragraph-properties fo:widows="2" fo:orphans="2" style:vertical-align="auto" fo:margin-top="0.0694in" fo:margin-bottom="0.0694in"/>
      <style:text-properties fo:hyphenate="true"/>
    </style:style>
    <style:style style:name="T4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46" style:parent-style-name="Normal" style:family="paragraph">
      <style:paragraph-properties fo:widows="2" fo:orphans="2" style:vertical-align="auto" fo:margin-top="0.0694in" fo:margin-bottom="0.0694in"/>
      <style:text-properties fo:hyphenate="true"/>
    </style:style>
    <style:style style:name="T4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4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5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5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452" style:parent-style-name="Normal" style:family="paragraph">
      <style:paragraph-properties fo:widows="2" fo:orphans="2" style:vertical-align="auto" fo:margin-top="0.0694in" fo:margin-bottom="0.0694in"/>
      <style:text-properties fo:hyphenate="true"/>
    </style:style>
    <style:style style:name="T4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5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5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5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46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47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8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48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488" style:parent-style-name="Normal" style:family="paragraph">
      <style:paragraph-properties fo:widows="2" fo:orphans="2" style:vertical-align="auto" fo:margin-top="0.0694in" fo:margin-bottom="0.0694in"/>
      <style:text-properties fo:hyphenate="true"/>
    </style:style>
    <style:style style:name="T4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9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9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9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9" style:parent-style-name="Normal" style:family="paragraph">
      <style:paragraph-properties fo:widows="2" fo:orphans="2" style:vertical-align="auto" fo:margin-top="0.0694in" fo:margin-bottom="0.0694in"/>
      <style:text-properties fo:hyphenate="true"/>
    </style:style>
    <style:style style:name="T5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2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3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3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3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5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5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5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553" style:parent-style-name="Normal" style:family="paragraph">
      <style:paragraph-properties fo:widows="2" fo:orphans="2" style:vertical-align="auto" fo:margin-top="0.0694in" fo:margin-bottom="0.0694in"/>
      <style:text-properties fo:hyphenate="true"/>
    </style:style>
    <style:style style:name="T5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5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5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6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6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64" style:parent-style-name="Normal" style:family="paragraph">
      <style:paragraph-properties fo:widows="2" fo:orphans="2" style:vertical-align="auto" fo:margin-top="0.0694in" fo:margin-bottom="0.0694in"/>
      <style:text-properties fo:hyphenate="true"/>
    </style:style>
    <style:style style:name="T56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6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6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3" style:parent-style-name="Normal" style:family="paragraph">
      <style:paragraph-properties fo:widows="2" fo:orphans="2" style:vertical-align="auto" fo:margin-top="0.0694in" fo:margin-bottom="0.0694in"/>
      <style:text-properties fo:hyphenate="true"/>
    </style:style>
    <style:style style:name="T5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7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2" style:parent-style-name="Normal" style:family="paragraph">
      <style:paragraph-properties fo:widows="2" fo:orphans="2" style:vertical-align="auto" fo:margin-top="0.0694in" fo:margin-bottom="0.0694in"/>
      <style:text-properties fo:hyphenate="true"/>
    </style:style>
    <style:style style:name="T58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8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8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9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599" style:parent-style-name="Normal" style:family="paragraph">
      <style:paragraph-properties fo:widows="2" fo:orphans="2" style:vertical-align="auto" fo:margin-top="0.0694in" fo:margin-bottom="0.0694in"/>
      <style:text-properties fo:hyphenate="true"/>
    </style:style>
    <style:style style:name="T60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0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0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60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0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0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0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0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610" style:parent-style-name="Normal" style:family="paragraph">
      <style:paragraph-properties fo:widows="2" fo:orphans="2" style:vertical-align="auto" fo:margin-top="0.0694in" fo:margin-bottom="0.0694in"/>
      <style:text-properties fo:hyphenate="true"/>
    </style:style>
    <style:style style:name="T6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1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17" style:parent-style-name="Normal" style:family="paragraph">
      <style:paragraph-properties fo:widows="2" fo:orphans="2" style:vertical-align="auto" fo:margin-top="0.0694in" fo:margin-bottom="0.0694in"/>
      <style:text-properties fo:hyphenate="true"/>
    </style:style>
    <style:style style:name="T6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1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6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6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7" style:parent-style-name="Normal" style:family="paragraph">
      <style:paragraph-properties fo:widows="2" fo:orphans="2" style:vertical-align="auto" fo:margin-top="0.0694in" fo:margin-bottom="0.0694in"/>
      <style:text-properties fo:hyphenate="true"/>
    </style:style>
    <style:style style:name="T6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4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6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5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6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6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6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9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office:automatic-styles>
  <office:body>
    <office:text text:use-soft-page-breaks="true">
      <text:p text:style-name="P1">Chapter 12:-DNS Server</text:p>
      <text:p text:style-name="P2">How to Setup a DNS Server for a Home Lab on Ubuntu 14.04</text:p>
      <text:p text:style-name="P3"/>
      <text:p text:style-name="P4"><text:span text:style-name="T5">While it is not essential to have a private DNS server for your home lab I’ve found that many sc</text:span><text:span text:style-name="T6">e</text:span><text:span text:style-name="T7">narios are rather difficult witho</text:span><text:span text:style-name="T8">ut one. Using fully qualified domain names rather than IP addresses makes configuring applications and infrastructure services easier. Even from an administrative pe</text:span><text:span text:style-name="T9">r</text:span><text:span text:style-name="T10">spective remembering names is clearly more efficient than four octets.</text:span></text:p>
      <text:p text:style-name="P11">In this post, we will setup a private DNS environment consisting of primary and secondary servers running BIND (BIND9). Both will run Ubuntu Server 14.04 as virtual machines on a VMware ESXi 5.5 host. We’ll also configure a third Ubuntu server that will act as a client to test querying the new DNS servers.</text:p>
      <text:p text:style-name="P12">Prerequisites</text:p>
      <text:list text:style-name="LFO1" text:continue-numbering="true">
        <text:list-item>
          <text:p text:style-name="P13">VM to serve as the Primary DNS server, ns1 (1 vCPU, 1GB vRAM)</text:p>
        </text:list-item>
        <text:list-item>
          <text:p text:style-name="P14">VM to serve as the Secondary DNS server, ns2 (1 vCPU, 1GB vRAM)</text:p>
        </text:list-item>
        <text:list-item>
          <text:p text:style-name="P15">VM to test querying the DNS servers, host1 (1 vCPU, 1GB vRAM)</text:p>
        </text:list-item>
      </text:list>
      <text:p text:style-name="P16">Parameters used in<text:s/>this example:</text:p>
      <text:list text:style-name="LFO2" text:continue-numbering="true">
        <text:list-item>
          <text:p text:style-name="P17"><text:span text:style-name="T18">homelab.local</text:span><text:span text:style-name="T19"><text:s/>will be used as the lab domain name</text:span></text:p>
        </text:list-item>
        <text:list-item>
          <text:p text:style-name="P20">10.1.100.0/24 is the private subnet</text:p>
        </text:list-item>
      </text:list>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Host</text:p>
          </table:table-cell>
          <table:table-cell table:style-name="TableCell28">
            <text:p text:style-name="P29">FQDN</text:p>
          </table:table-cell>
          <table:table-cell table:style-name="TableCell30">
            <text:p text:style-name="P31">IP Address</text:p>
          </table:table-cell>
        </table:table-row>
        <table:table-row table:style-name="TableRow32">
          <table:table-cell table:style-name="TableCell33">
            <text:p text:style-name="P34">ns1</text:p>
          </table:table-cell>
          <table:table-cell table:style-name="TableCell35">
            <text:p text:style-name="P36">ns1.homelab.local</text:p>
          </table:table-cell>
          <table:table-cell table:style-name="TableCell37">
            <text:p text:style-name="P38">10.1.100.41</text:p>
          </table:table-cell>
        </table:table-row>
        <table:table-row table:style-name="TableRow39">
          <table:table-cell table:style-name="TableCell40">
            <text:p text:style-name="P41">ns2</text:p>
          </table:table-cell>
          <table:table-cell table:style-name="TableCell42">
            <text:p text:style-name="P43">ns2.homelab.local</text:p>
          </table:table-cell>
          <table:table-cell table:style-name="TableCell44">
            <text:p text:style-name="P45">10.1.100.42</text:p>
          </table:table-cell>
        </table:table-row>
        <table:table-row table:style-name="TableRow46">
          <table:table-cell table:style-name="TableCell47">
            <text:p text:style-name="P48">host1</text:p>
          </table:table-cell>
          <table:table-cell table:style-name="TableCell49">
            <text:p text:style-name="P50">host1.homelab.local</text:p>
          </table:table-cell>
          <table:table-cell table:style-name="TableCell51">
            <text:p text:style-name="P52">10.1.100.90</text:p>
          </table:table-cell>
        </table:table-row>
      </table:table>
      <text:p text:style-name="P53">Configure Primary Server<text:s/>Networking</text:p>
      <text:p text:style-name="P54"><text:span text:style-name="T55">In order for the servers to reach the Ubuntu package repositories you need to edit the network inte</text:span><text:span text:style-name="T56">r</text:span><text:span text:style-name="T57">faces configuration file and hosts file.</text:span></text:p>
      <text:p text:style-name="P58">Edit the network interfaces configuration file on the ns1 server:</text:p>
      <text:p text:style-name="P59">$ sudo vi /etc/network/interfaces</text:p>
      <text:p text:style-name="P60">When<text:s/>done editing it should look like:</text:p>
      <text:p text:style-name="P61">iface lo inet loopback <text:s/></text:p>
      <text:p text:style-name="P62">auto lo</text:p>
      <text:p text:style-name="P63"/>
      <text:p text:style-name="P64"># primary network interface</text:p>
      <text:p text:style-name="P65">auto eth0 <text:s/></text:p>
      <text:p text:style-name="P66">iface eth0 inet static <text:s/></text:p>
      <text:p text:style-name="P67"><text:s text:c="8"/>address 10.1.100.41</text:p>
      <text:p text:style-name="P68"><text:s text:c="8"/>netmask 255.255.255.0</text:p>
      <text:p text:style-name="P69"><text:s text:c="8"/>network 10.1.100.0</text:p>
      <text:p text:style-name="P70"><text:s text:c="8"/>broadcast 10.1.100.255</text:p>
      <text:p text:style-name="P71"><text:s text:c="6"/><text:s text:c="2"/>gateway 10.1.100.1</text:p>
      <text:p text:style-name="P72"><text:s text:c="8"/>dns-nameservers 8.8.8.8 8.8.4.4</text:p>
      <text:p text:style-name="P73">Then restart networking:</text:p>
      <text:p text:style-name="P74">$ /etc/init.d/networking restart</text:p>
      <text:soft-page-break/>
      <text:p text:style-name="P75">Edit the hosts file on the ns1 server:</text:p>
      <text:p text:style-name="P76">$ sudo vi /etc/hosts</text:p>
      <text:p text:style-name="P77">When done editing it should look like:</text:p>
      <text:p text:style-name="P78">127.0.0.1 <text:s text:c="3"/>localhost</text:p>
      <text:p text:style-name="P79"/>
      <text:p text:style-name="P80"># The<text:s/>following lines are desirable for IPv6 capable hosts</text:p>
      <text:p text:style-name="P81">::1 <text:s text:c="4"/>localhost ip6-localhost ip6-loopback</text:p>
      <text:p text:style-name="P82">ff02::1 ip6-allnodes <text:s/></text:p>
      <text:p text:style-name="P83">ff02::2 ip6-allrouters</text:p>
      <text:p text:style-name="P84"/>
      <text:p text:style-name="P85">10.1.100.41 <text:s text:c="3"/>ns1.homelab.local ns1 <text:s/></text:p>
      <text:p text:style-name="P86">Configure Secondary Server Networking</text:p>
      <text:p text:style-name="P87">Repeat the same process for the<text:s/>secondary server, ns2.</text:p>
      <text:p text:style-name="P88">Edit the network interfaces configuration file on the ns2 server:</text:p>
      <text:p text:style-name="P89">$ sudo vi /etc/network/interfaces</text:p>
      <text:p text:style-name="P90">When done editing it should look like:</text:p>
      <text:p text:style-name="P91">iface lo inet loopback <text:s/></text:p>
      <text:p text:style-name="P92">auto lo</text:p>
      <text:p text:style-name="P93"/>
      <text:p text:style-name="P94"># primary network interface</text:p>
      <text:p text:style-name="P95">auto eth0 <text:s/></text:p>
      <text:p text:style-name="P96">iface eth0 inet static <text:s/></text:p>
      <text:p text:style-name="P97"><text:s text:c="8"/>address 10.1.100.42</text:p>
      <text:p text:style-name="P98"><text:s text:c="8"/>netmask 255.255.255.0</text:p>
      <text:p text:style-name="P99"><text:s text:c="8"/>network 10.1.100.0</text:p>
      <text:p text:style-name="P100"><text:s text:c="8"/>broadcast 10.1.100.255</text:p>
      <text:p text:style-name="P101"><text:s text:c="8"/>gateway 10.1.100.1</text:p>
      <text:p text:style-name="P102"><text:s text:c="8"/>dns-nameservers 8.8.8.8 8.8.4.4</text:p>
      <text:p text:style-name="P103">Then restart networking:</text:p>
      <text:p text:style-name="P104">$ /etc/init.d/networking restart</text:p>
      <text:p text:style-name="P105">Edit the<text:s/>hosts file on the ns2 server:</text:p>
      <text:p text:style-name="P106">$ sudo vi /etc/hosts</text:p>
      <text:p text:style-name="P107">When done editing it should look like:</text:p>
      <text:p text:style-name="P108">127.0.0.1 <text:s text:c="3"/>localhost</text:p>
      <text:p text:style-name="P109"/>
      <text:p text:style-name="P110"># The following lines are desirable for IPv6 capable hosts</text:p>
      <text:p text:style-name="P111">::1 <text:s text:c="4"/>localhost ip6-localhost ip6-loopback</text:p>
      <text:p text:style-name="P112">ff02::1 ip6-allnodes <text:s/></text:p>
      <text:p text:style-name="P113">ff02::2<text:s/>ip6-allrouters</text:p>
      <text:p text:style-name="P114"/>
      <text:p text:style-name="P115">10.1.100.42 <text:s text:c="3"/>ns2.homelab.local ns2 <text:s/></text:p>
      <text:p text:style-name="P116">Install BIND on the Primary DNS Server</text:p>
      <text:p text:style-name="P117">Connect to the ns1 host (10.1.100.41) via SSH.</text:p>
      <text:p text:style-name="P118">Download package lists and information of latest versions:</text:p>
      <text:p text:style-name="P119">$ sudo apt-get -y update</text:p>
      <text:p text:style-name="P120">Install BIND packages:</text:p>
      <text:p text:style-name="P121">$ sudo apt-get -y install bind9 bind9utils bind9-doc</text:p>
      <text:p text:style-name="P122">Configure BIND to run in IPv4 mode by editing the bind9 service parameters file:</text:p>
      <text:p text:style-name="P123">$ sudo vi /etc/default/bind9</text:p>
      <text:soft-page-break/>
      <text:p text:style-name="P124">Add “-4” to the OPTIONS variable. It should look like the following:</text:p>
      <text:p text:style-name="P125"># run resolvconf?</text:p>
      <text:p text:style-name="P126">RESOLVCONF=no</text:p>
      <text:p text:style-name="P127"/>
      <text:p text:style-name="P128"># startup options for the server</text:p>
      <text:p text:style-name="P129">OPTIONS="-4 -u bind" <text:s/></text:p>
      <text:p text:style-name="P130">Save the file and exit.</text:p>
      <text:p text:style-name="P131">Configure the Primary DNS Server</text:p>
      <text:p text:style-name="P132"><text:span text:style-name="T133">The primary configuration file for the BIND DNS server named process is<text:s/></text:span><text:span text:style-name="T134">/etc/bind/named.conf</text:span><text:span text:style-name="T135">. It includes three additional configuration<text:s/></text:span><text:span text:style-name="T136">files:<text:s/></text:span><text:span text:style-name="T137">named.conf.options</text:span><text:span text:style-name="T138">,<text:s/></text:span><text:span text:style-name="T139">named.conf.local</text:span><text:span text:style-name="T140">, and<text:s/></text:span><text:span text:style-name="T141">named.conf.default-zones</text:span><text:span text:style-name="T142">.</text:span></text:p>
      <text:p text:style-name="P143">Configure Options File</text:p>
      <text:p text:style-name="P144">On ns1, edit the named.conf.options file:</text:p>
      <text:p text:style-name="P145">$ sudo vi /etc/bind/named.conf.options</text:p>
      <text:p text:style-name="P146">By default the file should look like the following:</text:p>
      <text:p text:style-name="P147">options { <text:s/></text:p>
      <text:p text:style-name="P148"><text:s text:c="8"/>directory "/var/cache/bind";</text:p>
      <text:p text:style-name="P149"/>
      <text:p text:style-name="P150"><text:s text:c="8"/>// If there is a firewall between you and nameservers you want</text:p>
      <text:p text:style-name="P151"><text:s text:c="8"/>// to talk to, you may need to fix the firewall to allow multiple</text:p>
      <text:p text:style-name="P152"><text:s text:c="8"/>// ports to talk. <text:s/>See http://www.kb.cert.org/vuls/id/800113</text:p>
      <text:p text:style-name="P153"/>
      <text:p text:style-name="P154"><text:s text:c="8"/>//<text:s/>If your ISP provided one or more IP addresses for stable</text:p>
      <text:p text:style-name="P155"><text:s text:c="8"/>// nameservers, you probably want to use them as forwarders.</text:p>
      <text:p text:style-name="P156"><text:s text:c="8"/>// Uncomment the following block, and insert the addresses replacing</text:p>
      <text:p text:style-name="P157"><text:s text:c="8"/>// the all-0's placeholder.</text:p>
      <text:p text:style-name="P158"/>
      <text:p text:style-name="P159"><text:s text:c="8"/>// forwarders {</text:p>
      <text:p text:style-name="P160"><text:s text:c="8"/>// <text:s text:c="5"/>0.0.0.0;</text:p>
      <text:p text:style-name="P161"><text:s text:c="8"/>// };</text:p>
      <text:p text:style-name="P162"/>
      <text:p text:style-name="P163"><text:s text:c="8"/>//========================================================================</text:p>
      <text:p text:style-name="P164"><text:s text:c="8"/>// If BIND logs error messages about the root key being expired,</text:p>
      <text:p text:style-name="P165"><text:s text:c="8"/>// you will need to update your keys. <text:s/>See<text:s/>https://www.isc.org/bind-keys</text:p>
      <text:p text:style-name="P166"><text:s text:c="8"/>//========================================================================</text:p>
      <text:p text:style-name="P167"><text:s text:c="8"/>dnssec-validation auto;</text:p>
      <text:p text:style-name="P168"/>
      <text:p text:style-name="P169"><text:s text:c="8"/>auth-nxdomain no; <text:s text:c="3"/># conform to RFC1035</text:p>
      <text:p text:style-name="P170"><text:s text:c="8"/>listen-on-v6 { any; };</text:p>
      <text:p text:style-name="P171">};</text:p>
      <text:p text:style-name="P172"><text:span text:style-name="T173">First we will define an ac</text:span><text:span text:style-name="T174">cess control list called<text:s/></text:span><text:span text:style-name="T175">trusted</text:span><text:span text:style-name="T176"><text:s/>that will determine which clients the DNS servers will allow recursive queries from. You can enter individual client IP addresses to tightly control access but since this is a home lab we will use subnets to permit recursiv</text:span><text:span text:style-name="T177">e queries from the 10.1.100.0/24 network. Add the ACL before the<text:s/></text:span><text:span text:style-name="T178">options</text:span><text:span text:style-name="T179"><text:s/>block as follows:</text:span></text:p>
      <text:p text:style-name="P180">// Lab subnets we wish to allow recursive queries from.</text:p>
      <text:p text:style-name="P181">acl "trusted" { <text:s/></text:p>
      <text:p text:style-name="P182"><text:s text:c="8"/>10.1.100.0/24; <text:s text:c="2"/># lab network</text:p>
      <text:p text:style-name="P183">};</text:p>
      <text:p text:style-name="P184"><text:span text:style-name="T185">Edit the<text:s/></text:span><text:span text:style-name="T186">directory</text:span><text:span text:style-name="T187"><text:s/>directive to read as follows:</text:span></text:p>
      <text:p text:style-name="P188">options { <text:s/></text:p>
      <text:p text:style-name="P189"><text:s text:c="8"/>directory "/var/cache/bind";</text:p>
      <text:p text:style-name="P190"/>
      <text:soft-page-break/>
      <text:p text:style-name="P191"><text:s text:c="8"/>recursion yes; <text:s text:c="16"/># enables resursive queries</text:p>
      <text:p text:style-name="P192"><text:s text:c="8"/>allow-recursion { trusted; }; <text:s/># allows recursive queries from "trusted" clients</text:p>
      <text:p text:style-name="P193"><text:span text:style-name="T194"><text:s text:c="8"/>listen-on { 10.1.100.41; }; <text:s text:c="3"/># ns1 priva</text:span><text:span text:style-name="T195">te IP address - listen on pr</text:span><text:span text:style-name="T196">i</text:span><text:span text:style-name="T197">vate network only</text:span></text:p>
      <text:p text:style-name="P198"><text:s text:c="8"/>allow-transfer { none; }; <text:s text:c="5"/># disable zone transfers by default</text:p>
      <text:p text:style-name="P199"/>
      <text:p text:style-name="P200"><text:s text:c="8"/>forwarders {</text:p>
      <text:p text:style-name="P201"><text:s text:c="16"/>8.8.8.8;</text:p>
      <text:p text:style-name="P202"><text:s text:c="16"/>8.8.4.4;</text:p>
      <text:p text:style-name="P203"><text:s text:c="8"/>};</text:p>
      <text:p text:style-name="P204"/>
      <text:p text:style-name="P205"><text:s text:c="8"/>dnssec-validation auto;</text:p>
      <text:p text:style-name="P206"/>
      <text:p text:style-name="P207"><text:s text:c="8"/>auth-nxdomain no; <text:s text:c="3"/># conform to RFC1035</text:p>
      <text:p text:style-name="P208"><text:s text:c="8"/>listen-on-v6 { any; };</text:p>
      <text:p text:style-name="P209">};</text:p>
      <text:p text:style-name="P210">Save the file and exit the editor.</text:p>
      <text:p text:style-name="P211">Configure Local DNS Zones</text:p>
      <text:p text:style-name="P212"><text:span text:style-name="T213">We will define our local forward and reserve DNS zones in the<text:s/></text:span><text:span text:style-name="T214">named.conf.local</text:span><text:span text:style-name="T215"><text:s/>file.</text:span></text:p>
      <text:p text:style-name="P216">On ns1, open the file for editing:</text:p>
      <text:p text:style-name="P217">$ sudo vi /etc/bind/named.conf.local</text:p>
      <text:p text:style-name="P218"><text:span text:style-name="T219">Add a forward zone for<text:s/></text:span><text:span text:style-name="T220">homelab.local</text:span><text:span text:style-name="T221">:</text:span></text:p>
      <text:p text:style-name="P222">zone "homelab.local" { <text:s/></text:p>
      <text:p text:style-name="P223"><text:s text:c="4"/>type master;</text:p>
      <text:p text:style-name="P224"><text:s text:c="4"/>file "/etc/bind/zones/db.homelab.local"; # zone file path</text:p>
      <text:p text:style-name="P225"><text:span text:style-name="T226"><text:s text:c="4"/>allow-transfer { 10.1.100.42; }; <text:s text:c="8"/># ns2 private IP address – seco</text:span><text:span text:style-name="T227">n</text:span><text:span text:style-name="T228">d</text:span><text:span text:style-name="T229">ary</text:span></text:p>
      <text:p text:style-name="P230">};</text:p>
      <text:p text:style-name="P231"><text:span text:style-name="T232">Add a reverse zone for the 10.1.100.0/24 subnet. The reverse mapping for 10.1.100 is entered as<text:s/></text:span><text:span text:style-name="T233">100.1.10</text:span><text:span text:style-name="T234">:</text:span></text:p>
      <text:p text:style-name="P235">zone "100.1.10.in-addr.arpa" { <text:s/></text:p>
      <text:p text:style-name="P236"><text:s text:c="4"/>type master;</text:p>
      <text:p text:style-name="P237"><text:s text:c="4"/>file "/etc/bind/zones/db.10.1.100"; <text:s/># 10.1.100.0/24 subnet</text:p>
      <text:p text:style-name="P238"><text:s text:c="4"/>allow-transfer { 10.1.100.42; }; <text:s text:c="4"/># ns2 private IP address – secondary</text:p>
      <text:p text:style-name="P239">};</text:p>
      <text:p text:style-name="P240"><text:span text:style-name="T241">If your lab includes multiple subnets you want to provide DNS resolution for you should add a zone and zone file for each subnet. At this point the<text:s/></text:span><text:span text:style-name="T242">/etc/bind/named.conf.local</text:span><text:span text:style-name="T243"><text:s/>file should look like the<text:s/></text:span><text:span text:style-name="T244">following:</text:span></text:p>
      <text:p text:style-name="P245">zone "homelab.local" { <text:s/></text:p>
      <text:p text:style-name="P246"><text:s text:c="4"/>type master;</text:p>
      <text:p text:style-name="P247"><text:s text:c="4"/>file "/etc/bind/zones/db.homelab.local"; # zone file path</text:p>
      <text:p text:style-name="P248"><text:span text:style-name="T249"><text:s text:c="4"/>allow-transfer { 10.1.100.42; }; <text:s text:c="8"/># ns2 private IP address – secon</text:span><text:span text:style-name="T250">d</text:span><text:span text:style-name="T251">ary</text:span></text:p>
      <text:p text:style-name="P252">};</text:p>
      <text:p text:style-name="P253"/>
      <text:p text:style-name="P254">zone "100.1.10.in-addr.arpa" { <text:s/></text:p>
      <text:p text:style-name="P255"><text:s text:c="4"/>type master;</text:p>
      <text:p text:style-name="P256"><text:s text:c="4"/>file "/etc/bind/zones/db.10.1.100"; <text:s/># 10.1.100.0/24 subnet</text:p>
      <text:p text:style-name="P257"><text:s text:c="4"/>allow-transfer { 10.1.100.42; }; <text:s text:c="4"/># ns2 private IP address – secondary</text:p>
      <text:p text:style-name="P258">};</text:p>
      <text:p text:style-name="P259">Save the file and exit the editor.</text:p>
      <text:p text:style-name="P260">Create the Forward Zone File</text:p>
      <text:soft-page-break/>
      <text:p text:style-name="P261"><text:span text:style-name="T262">Once the zones are specified in the BIND configurat</text:span><text:span text:style-name="T263">ion file we need to create forward and reverse zone files. We will start with the forward zone file which defines DNS records for forward lookups. For example, if a client queries the DNS server for<text:s/></text:span><text:span text:style-name="T264">host1.homelab.local</text:span><text:span text:style-name="T265"><text:s/>the server will look in the<text:s/></text:span><text:span text:style-name="T266">homelab.l</text:span><text:span text:style-name="T267">ocal</text:span><text:span text:style-name="T268"><text:s/>forward zone file for a record mapping<text:s/></text:span><text:span text:style-name="T269">host1</text:span><text:span text:style-name="T270"><text:s/>to it’s IP address.</text:span></text:p>
      <text:p text:style-name="P271">The forward zone file is where we define DNS records for forward DNS lookups. That is, when the DNS receives a name query, “host1.homelab.local” for example, it will look in the forward<text:s/>zone file to resolve host1’s corresponding private IP address.</text:p>
      <text:p text:style-name="P272"><text:span text:style-name="T273">In the<text:s/></text:span><text:span text:style-name="T274">named.conf.local</text:span><text:span text:style-name="T275"><text:s/>file the default zone file location was specified to be<text:s/></text:span><text:span text:style-name="T276">/etc/bind/zones</text:span><text:span text:style-name="T277">. The directory must be created before we can store zone files:</text:span></text:p>
      <text:p text:style-name="P278">$ sudo mkdir /etc/bind/zones</text:p>
      <text:p text:style-name="P279"><text:span text:style-name="T280">Create the forward zone file for<text:s/></text:span><text:span text:style-name="T281">homelab.local</text:span><text:span text:style-name="T282"><text:s/>based on the<text:s/></text:span><text:span text:style-name="T283">/etc/bind/db.local</text:span><text:span text:style-name="T284"><text:s/>sample:</text:span></text:p>
      <text:p text:style-name="P285">$ cd /etc/bind/zones</text:p>
      <text:p text:style-name="P286">$ sudo cp ../db.local ./db.homelab.local</text:p>
      <text:p text:style-name="P287">Edit the forward zone file:</text:p>
      <text:p text:style-name="P288">$ sudo vi /etc/bind/zones/db.homelab.local</text:p>
      <text:p text:style-name="P289">By default, it should match the<text:s/>following:</text:p>
      <text:p text:style-name="P290">;</text:p>
      <text:p text:style-name="P291">; BIND data file for local loopback interface</text:p>
      <text:p text:style-name="P292">;</text:p>
      <text:p text:style-name="P293">$TTL <text:s text:c="3"/>604800</text:p>
      <text:p text:style-name="P294">@ <text:s text:c="6"/>IN <text:s text:c="5"/>SOA <text:s text:c="4"/>localhost. root.localhost. (</text:p>
      <text:p text:style-name="P295"><text:s text:c="30"/>2 <text:s text:c="8"/>; Serial</text:p>
      <text:p text:style-name="P296"><text:s text:c="25"/>604800 <text:s text:c="8"/>; Refresh</text:p>
      <text:p text:style-name="P297"><text:s text:c="26"/>86400 <text:s text:c="8"/>; Retry</text:p>
      <text:p text:style-name="P298"><text:s text:c="24"/>2419200 <text:s text:c="8"/>; Expire</text:p>
      <text:p text:style-name="P299"><text:s text:c="25"/>604800 ) <text:s text:c="6"/>; Negative Cache TTL</text:p>
      <text:p text:style-name="P300">;</text:p>
      <text:p text:style-name="P301">@ <text:s text:c="6"/>IN <text:s text:c="5"/>NS <text:s text:c="5"/>localhost.</text:p>
      <text:p text:style-name="P302">@ <text:s text:c="6"/>IN <text:s text:c="5"/>A <text:s text:c="6"/>127.0.0.1</text:p>
      <text:p text:style-name="P303">@ <text:s text:c="6"/>IN <text:s text:c="5"/>AAAA <text:s text:c="3"/>::1</text:p>
      <text:p text:style-name="P304"><text:span text:style-name="T305">Edit the SOA record replaci</text:span><text:span text:style-name="T306">ng<text:s/></text:span><text:span text:style-name="T307">localhost</text:span><text:span text:style-name="T308"><text:s/>with ns1’s FQDN, replacing<text:s/></text:span><text:span text:style-name="T309">root.localhost</text:span><text:span text:style-name="T310"><text:s/>with<text:s/></text:span><text:span text:style-name="T311">a</text:span><text:span text:style-name="T312">d</text:span><text:span text:style-name="T313">min.homelab.local</text:span><text:span text:style-name="T314">, and incrementing the<text:s/></text:span><text:span text:style-name="T315">serial</text:span><text:span text:style-name="T316"><text:s/>value:</text:span></text:p>
      <text:p text:style-name="P317">@ <text:s text:c="6"/>IN <text:s text:c="5"/>SOA <text:s text:c="4"/>ns1.homelab.local. admin.homelab.local. (</text:p>
      <text:p text:style-name="P318"><text:s text:c="30"/>3 <text:s text:c="8"/>; Serial</text:p>
      <text:p text:style-name="P319"><text:span text:style-name="T320">Delete the<text:s/></text:span><text:span text:style-name="T321">localhost.</text:span><text:span text:style-name="T322">,<text:s/></text:span><text:span text:style-name="T323">127.0.0.1</text:span><text:span text:style-name="T324">, and<text:s/></text:span><text:span text:style-name="T325">::1</text:span><text:span text:style-name="T326"><text:s/>records.</text:span></text:p>
      <text:p text:style-name="P327">Add nameserver (NS) records for the ns1 and ns2 servers:</text:p>
      <text:p text:style-name="P328">; name servers - NS records</text:p>
      <text:p text:style-name="P329"><text:s text:c="8"/>IN <text:s text:c="5"/>NS <text:s text:c="5"/>ns1.homelab.local.</text:p>
      <text:p text:style-name="P330"><text:s text:c="8"/>IN <text:s text:c="5"/>NS <text:s text:c="5"/>ns2.homelab.local.</text:p>
      <text:p text:style-name="P331"><text:span text:style-name="T332">Add A records for the hosts in your lab that you want to<text:s/></text:span><text:span text:style-name="T333">have *.homelab.local FQDNs. For this e</text:span><text:span text:style-name="T334">x</text:span><text:span text:style-name="T335">ample we’ll create A records for ns1, ns2, and host1:</text:span></text:p>
      <text:p text:style-name="P336">; name servers - A records</text:p>
      <text:p text:style-name="P337">ns1.homelab.local. <text:s text:c="9"/>IN <text:s text:c="5"/>A <text:s text:c="6"/>10.1.100.41 <text:s/></text:p>
      <text:p text:style-name="P338">ns2.homelab.local. <text:s text:c="9"/>IN <text:s text:c="5"/>A <text:s text:c="6"/>10.1.100.42 <text:s/></text:p>
      <text:p text:style-name="P339">;</text:p>
      <text:p text:style-name="P340">; 10.1.100.0/24 -<text:s/>A records</text:p>
      <text:p text:style-name="P341">host1.homelab.local. <text:s text:c="7"/>IN <text:s text:c="5"/>A <text:s text:c="6"/>10.1.100.90 <text:s/></text:p>
      <text:p text:style-name="P342">At this point the file should look like the following:</text:p>
      <text:p text:style-name="P343">$TTL <text:s text:c="3"/>604800</text:p>
      <text:p text:style-name="P344">@ <text:s text:c="6"/>IN <text:s text:c="5"/>SOA <text:s text:c="4"/>ns1.homelab.local. admin.homelab.local. (</text:p>
      <text:p text:style-name="P345"><text:s text:c="30"/>3 <text:s text:c="8"/>; Serial</text:p>
      <text:soft-page-break/>
      <text:p text:style-name="P346"><text:s text:c="3"/><text:s text:c="22"/>604800 <text:s text:c="8"/>; Refresh</text:p>
      <text:p text:style-name="P347"><text:s text:c="26"/>86400 <text:s text:c="8"/>; Retry</text:p>
      <text:p text:style-name="P348"><text:s text:c="24"/>2419200 <text:s text:c="8"/>; Expire</text:p>
      <text:p text:style-name="P349"><text:s text:c="25"/>604800 ) <text:s text:c="6"/>; Negative Cache TTL</text:p>
      <text:p text:style-name="P350">;</text:p>
      <text:p text:style-name="P351">; name servers - NS records</text:p>
      <text:p text:style-name="P352"><text:s text:c="8"/>IN <text:s text:c="5"/>NS<text:s/><text:s text:c="5"/>ns1.homelab.local.</text:p>
      <text:p text:style-name="P353"><text:s text:c="8"/>IN <text:s text:c="5"/>NS <text:s text:c="5"/>ns2.homelab.local.</text:p>
      <text:p text:style-name="P354">;</text:p>
      <text:p text:style-name="P355">; name servers - A records</text:p>
      <text:p text:style-name="P356">ns1.homelab.local. <text:s text:c="9"/>IN <text:s text:c="5"/>A <text:s text:c="6"/>10.1.100.41 <text:s/></text:p>
      <text:p text:style-name="P357">ns2.homelab.local. <text:s text:c="9"/>IN <text:s text:c="5"/>A <text:s text:c="6"/>10.1.100.42 <text:s/></text:p>
      <text:p text:style-name="P358">;</text:p>
      <text:p text:style-name="P359">; 10.1.100.0/24 - A records</text:p>
      <text:p text:style-name="P360">host1.homelab.local. <text:s text:c="7"/>IN <text:s text:c="5"/>A <text:s text:c="6"/>10.1.100.90 <text:s/></text:p>
      <text:p text:style-name="P361"><text:span text:style-name="T362">Save and exit the<text:s/></text:span><text:span text:style-name="T363">db.homelab.local</text:span><text:span text:style-name="T364"><text:s/>file.</text:span></text:p>
      <text:p text:style-name="P365">Create the Reverse Zone File</text:p>
      <text:p text:style-name="P366"><text:span text:style-name="T367">Next we will create a reverse zone file containing DNS PTR records for reverse DNS lookups. For example, if a client queries the</text:span><text:span text:style-name="T368"><text:s/>DNS server for<text:s/></text:span><text:span text:style-name="T369">10.1.100.90</text:span><text:span text:style-name="T370"><text:s/>the server will look in the<text:s/></text:span><text:span text:style-name="T371">10.1.100</text:span><text:span text:style-name="T372"><text:s/>zone file for a record mapping<text:s/></text:span><text:span text:style-name="T373">10.1.100.90</text:span><text:span text:style-name="T374"><text:s/>to the FQDN<text:s/></text:span><text:span text:style-name="T375">host1.homelab.local</text:span><text:span text:style-name="T376">.</text:span></text:p>
      <text:p text:style-name="P377"><text:span text:style-name="T378">In the<text:s/></text:span><text:span text:style-name="T379">named.conf.local</text:span><text:span text:style-name="T380"><text:s/>file on ns1 the file for the reverse zone<text:s/></text:span><text:span text:style-name="T381">100.1.10.in-addr.arpa</text:span><text:span text:style-name="T382"><text:s/>was set to be<text:s/></text:span><text:span text:style-name="T383">/etc/bind/zones/db.10.1.100</text:span><text:span text:style-name="T384">. Create the reverse zone file based on the<text:s/></text:span><text:span text:style-name="T385">/etc/bind/db.127</text:span><text:span text:style-name="T386"><text:s/>sample:</text:span></text:p>
      <text:p text:style-name="P387">$ cd /etc/bind/zones</text:p>
      <text:p text:style-name="P388">$ sudo cp ../db.127 ./db.10.1.100</text:p>
      <text:p text:style-name="P389">Edit the reverse zone file:</text:p>
      <text:p text:style-name="P390">$ sudo vi /etc/bind/zones/db.10.1.100</text:p>
      <text:p text:style-name="P391">By default, it should match the following:</text:p>
      <text:p text:style-name="P392">;</text:p>
      <text:p text:style-name="P393">; BIND reverse data file for local loopback interface</text:p>
      <text:p text:style-name="P394">;</text:p>
      <text:p text:style-name="P395">$TTL <text:s text:c="3"/>604800</text:p>
      <text:p text:style-name="P396">@ <text:s text:c="6"/>IN <text:s text:c="5"/>SOA <text:s text:c="4"/>localhost. root.localhost. (</text:p>
      <text:p text:style-name="P397"><text:s text:c="30"/>1 <text:s text:c="8"/>; Serial</text:p>
      <text:p text:style-name="P398"><text:s text:c="25"/>604800 <text:s text:c="8"/>; Refresh</text:p>
      <text:p text:style-name="P399"><text:s text:c="26"/>86400 <text:s text:c="8"/>; Retry</text:p>
      <text:p text:style-name="P400"><text:s text:c="24"/>2419200 <text:s text:c="8"/>; Expire</text:p>
      <text:p text:style-name="P401"><text:s text:c="25"/>604800 ) <text:s text:c="6"/>; Negative Cache TTL</text:p>
      <text:p text:style-name="P402">;</text:p>
      <text:p text:style-name="P403">@ <text:s text:c="6"/>IN <text:s text:c="5"/>NS <text:s text:c="5"/>localhost.</text:p>
      <text:p text:style-name="P404">1.0.0 <text:s text:c="2"/>IN <text:s text:c="5"/>PTR <text:s text:c="4"/>localhost. <text:s/></text:p>
      <text:p text:style-name="P405"><text:span text:style-name="T406">As we did with the forward zone file edit the SOA r</text:span><text:span text:style-name="T407">ecord and increment the<text:s/></text:span><text:span text:style-name="T408">serial</text:span><text:span text:style-name="T409"><text:s/>value as fo</text:span><text:span text:style-name="T410">l</text:span><text:span text:style-name="T411">lows:</text:span></text:p>
      <text:p text:style-name="P412">@ <text:s text:c="6"/>IN <text:s text:c="5"/>SOA <text:s text:c="4"/>ns1.homelab.local. admin.homelab.local. (</text:p>
      <text:p text:style-name="P413"><text:s text:c="30"/>2 <text:s text:c="8"/>; Serial</text:p>
      <text:p text:style-name="P414"><text:span text:style-name="T415">Delete the<text:s/></text:span><text:span text:style-name="T416">localhost.</text:span><text:span text:style-name="T417"><text:s/>NS and<text:s/></text:span><text:span text:style-name="T418">localhost.</text:span><text:span text:style-name="T419"><text:s/>PTR records.</text:span></text:p>
      <text:p text:style-name="P420">Add nameserver (NS) records for the ns1<text:s/>and ns2 servers:</text:p>
      <text:p text:style-name="P421">; name servers - NS records</text:p>
      <text:p text:style-name="P422"><text:s text:c="8"/>IN <text:s text:c="5"/>NS <text:s text:c="5"/>ns1.homelab.local.</text:p>
      <text:p text:style-name="P423"><text:s text:c="8"/>IN <text:s text:c="5"/>NS <text:s text:c="5"/>ns2.homelab.local.</text:p>
      <text:p text:style-name="P424">Add PTR records for each of the hosts in your lab. The first column will be the last octet of the host’s IP addresses in reverse order. If you were using a /16 network then you would enter the last<text:s/><text:soft-page-break/>two octets of the host’s IP addresses in reverse order. For this example we’ll create records for the ns1, ns2, and host1 hosts on the 10.1.100.0/24 subnet:</text:p>
      <text:p text:style-name="P425">; PTR Records</text:p>
      <text:p text:style-name="P426">41 <text:s text:c="5"/>IN<text:s/><text:s text:c="5"/>PTR <text:s text:c="4"/>ns1.homelab.local. <text:s text:c="3"/>; 10.1.100.41 <text:s/></text:p>
      <text:p text:style-name="P427">42 <text:s text:c="5"/>IN <text:s text:c="5"/>PTR <text:s text:c="4"/>ns2.homelab.local. <text:s text:c="3"/>; 10.1.100.42 <text:s/></text:p>
      <text:p text:style-name="P428">90 <text:s text:c="5"/>IN <text:s text:c="5"/>PTR <text:s text:c="4"/>host1.homelab.local. <text:s/>; 10.1.100.90 <text:s/></text:p>
      <text:p text:style-name="P429">At this point the file should look like the following:</text:p>
      <text:p text:style-name="P430">$TTL <text:s text:c="3"/>604800</text:p>
      <text:p text:style-name="P431">@ <text:s text:c="6"/>IN<text:s/><text:s text:c="5"/>SOA <text:s text:c="4"/>ns1.homelab.local. admin.homelab.local. (</text:p>
      <text:p text:style-name="P432"><text:s text:c="30"/>2 <text:s text:c="8"/>; Serial</text:p>
      <text:p text:style-name="P433"><text:s text:c="25"/>604800 <text:s text:c="8"/>; Refresh</text:p>
      <text:p text:style-name="P434"><text:s text:c="26"/>86400 <text:s text:c="8"/>; Retry</text:p>
      <text:p text:style-name="P435"><text:s text:c="24"/>2419200 <text:s text:c="8"/>; Expire</text:p>
      <text:p text:style-name="P436"><text:s text:c="5"/><text:s text:c="20"/>604800 ) <text:s text:c="6"/>; Negative Cache TTL</text:p>
      <text:p text:style-name="P437">;</text:p>
      <text:p text:style-name="P438">; name servers - NS records</text:p>
      <text:p text:style-name="P439"><text:s text:c="8"/>IN <text:s text:c="5"/>NS <text:s text:c="5"/>ns1.homelab.local.</text:p>
      <text:p text:style-name="P440"><text:s text:c="8"/>IN <text:s text:c="5"/>NS <text:s text:c="5"/>ns2.homelab.local.</text:p>
      <text:p text:style-name="P441">;</text:p>
      <text:p text:style-name="P442">; PTR Records</text:p>
      <text:p text:style-name="P443">41 <text:s text:c="5"/>IN <text:s text:c="5"/>PTR <text:s text:c="4"/>ns1.homelab.local. <text:s text:c="3"/>; 10.1.100.41 <text:s/></text:p>
      <text:p text:style-name="P444">42<text:s/><text:s text:c="5"/>IN <text:s text:c="5"/>PTR <text:s text:c="4"/>ns2.homelab.local. <text:s text:c="3"/>; 10.1.100.42 <text:s/></text:p>
      <text:p text:style-name="P445">90 <text:s text:c="5"/>IN <text:s text:c="5"/>PTR <text:s text:c="4"/>host1.homelab.local. <text:s/>; 10.1.100.90 <text:s/></text:p>
      <text:p text:style-name="P446"><text:span text:style-name="T447">Save and exit the<text:s/></text:span><text:span text:style-name="T448">db.10.1.100</text:span><text:span text:style-name="T449"><text:s/>file.</text:span></text:p>
      <text:p text:style-name="P450">Repeat these steps for any additional subnets used in your lab.</text:p>
      <text:p text:style-name="P451">Check BIND Configuration File Syntax</text:p>
      <text:p text:style-name="P452"><text:span text:style-name="T453">Check the syntax of the configuration files that start with<text:s/></text:span><text:span text:style-name="T454">named.conf</text:span><text:span text:style-name="T455">:</text:span></text:p>
      <text:p text:style-name="P456">$ sudo named-checkconf</text:p>
      <text:p text:style-name="P457">If the configuration files have no syntax errors you won’t see any error messages.</text:p>
      <text:p text:style-name="P458">Check the syntax of the forward zone file:</text:p>
      <text:p text:style-name="P459">$ sudo named-checkzone homelab.local db.homelab.local</text:p>
      <text:p text:style-name="P460">If there are no syntax errors you should see something similar to the following:</text:p>
      <text:p text:style-name="P461">zone homelab.local/IN: loaded serial 3 <text:s/></text:p>
      <text:p text:style-name="P462">OK <text:s/></text:p>
      <text:p text:style-name="P463">Check the syntax of the reverse zone file:</text:p>
      <text:p text:style-name="P464">$ sudo named-checkzone 100.1.10.in-addr.arpa<text:s/>/etc/bind/zones/db.10.1.100</text:p>
      <text:p text:style-name="P465">If there are no syntax errors you should see something similar to the following:</text:p>
      <text:p text:style-name="P466">zone 100.1.10.in-addr.arpa/IN: loaded serial 2 <text:s/></text:p>
      <text:p text:style-name="P467">OK <text:s/></text:p>
      <text:p text:style-name="P468">Restart BIND</text:p>
      <text:p text:style-name="P469">Restart the BIND service:</text:p>
      <text:p text:style-name="P470">$ sudo service bind9 restart</text:p>
      <text:p text:style-name="P471">Install BIND on the<text:s/>Secondary Server</text:p>
      <text:p text:style-name="P472">Connect to the ns2 host (10.1.100.42) via SSH.</text:p>
      <text:p text:style-name="P473">Download package lists and information of latest versions:</text:p>
      <text:p text:style-name="P474">$ sudo apt-get -y update</text:p>
      <text:p text:style-name="P475">Install BIND packages:</text:p>
      <text:soft-page-break/>
      <text:p text:style-name="P476">$ sudo apt-get -y install bind9 bind9utils bind9-doc</text:p>
      <text:p text:style-name="P477">Configure BIND to run in IPv4 mode by editing the bind9 service parameters file:</text:p>
      <text:p text:style-name="P478">$ sudo vi /etc/default/bind9</text:p>
      <text:p text:style-name="P479">Add "-4" to the OPTIONS variable. It should look like the following:</text:p>
      <text:p text:style-name="P480"># run resolvconf?</text:p>
      <text:p text:style-name="P481">RESOLVCONF=no</text:p>
      <text:p text:style-name="P482"/>
      <text:p text:style-name="P483"># startup options for the server</text:p>
      <text:p text:style-name="P484">OPTIONS="-4 -u bind" <text:s/></text:p>
      <text:p text:style-name="P485">Save the file and<text:s/>exit.</text:p>
      <text:p text:style-name="P486">Configure the Secondary DNS Server</text:p>
      <text:p text:style-name="P487">Configure Options File</text:p>
      <text:p text:style-name="P488"><text:span text:style-name="T489">On ns2, edit the<text:s/></text:span><text:span text:style-name="T490">named.conf.options</text:span><text:span text:style-name="T491"><text:s/>file:</text:span></text:p>
      <text:p text:style-name="P492">$ sudo vi /etc/bind/named.conf.options</text:p>
      <text:p text:style-name="P493">By default the file should look like the following:</text:p>
      <text:p text:style-name="P494">options { <text:s/></text:p>
      <text:p text:style-name="P495"><text:s text:c="8"/>directory "/var/cache/bind";</text:p>
      <text:p text:style-name="P496"/>
      <text:p text:style-name="P497"><text:s text:c="8"/>// If there is a firewall between you and nameservers you want</text:p>
      <text:p text:style-name="P498"><text:s text:c="8"/>// to talk to, you may need to fix the firewall to allow multiple</text:p>
      <text:p text:style-name="P499"><text:s text:c="8"/>// ports to talk. <text:s/>See http://www.kb.cert.org/vuls/id/800113</text:p>
      <text:p text:style-name="P500"/>
      <text:p text:style-name="P501"><text:s text:c="8"/>// If your ISP provided one or more IP<text:s/>addresses for stable</text:p>
      <text:p text:style-name="P502"><text:s text:c="8"/>// nameservers, you probably want to use them as forwarders.</text:p>
      <text:p text:style-name="P503"><text:s text:c="8"/>// Uncomment the following block, and insert the addresses replacing</text:p>
      <text:p text:style-name="P504"><text:s text:c="8"/>// the all-0's placeholder.</text:p>
      <text:p text:style-name="P505"/>
      <text:p text:style-name="P506"><text:s text:c="8"/>// forwarders {</text:p>
      <text:p text:style-name="P507"><text:s text:c="8"/>// <text:s text:c="5"/>0.0.0.0;</text:p>
      <text:p text:style-name="P508"><text:s text:c="3"/><text:s text:c="5"/>// };</text:p>
      <text:p text:style-name="P509"/>
      <text:p text:style-name="P510"><text:s text:c="8"/>//========================================================================</text:p>
      <text:p text:style-name="P511"><text:s text:c="8"/>// If BIND logs error messages about the root key being expired,</text:p>
      <text:p text:style-name="P512"><text:s text:c="8"/>// you will need to update your keys. <text:s/>See https://www.isc.org/bind-keys</text:p>
      <text:p text:style-name="P513"><text:s text:c="7"/><text:s/>//========================================================================</text:p>
      <text:p text:style-name="P514"><text:s text:c="8"/>dnssec-validation auto;</text:p>
      <text:p text:style-name="P515"/>
      <text:p text:style-name="P516"><text:s text:c="8"/>auth-nxdomain no; <text:s text:c="3"/># conform to RFC1035</text:p>
      <text:p text:style-name="P517"><text:s text:c="8"/>listen-on-v6 { any; };</text:p>
      <text:p text:style-name="P518">};</text:p>
      <text:p text:style-name="P519"><text:span text:style-name="T520">Add an ACL to permit recursive queries from the 10.1.100.0/24 n</text:span><text:span text:style-name="T521">etwork before the<text:s/></text:span><text:span text:style-name="T522">options</text:span><text:span text:style-name="T523"><text:s/>block as follows:</text:span></text:p>
      <text:p text:style-name="P524">// Lab subnets we wish to allow recursive queries from.</text:p>
      <text:p text:style-name="P525">acl "trusted" { <text:s/></text:p>
      <text:p text:style-name="P526"><text:s text:c="8"/>10.1.100.0/24; <text:s text:c="2"/># lab network</text:p>
      <text:p text:style-name="P527">};</text:p>
      <text:p text:style-name="P528">Edit the directory directive to read as follows:</text:p>
      <text:p text:style-name="P529">options { <text:s/></text:p>
      <text:p text:style-name="P530"><text:s text:c="8"/>directory<text:s/>"/var/cache/bind";</text:p>
      <text:p text:style-name="P531"/>
      <text:p text:style-name="P532"><text:s text:c="8"/>recursion yes; <text:s text:c="16"/># enables resursive queries</text:p>
      <text:soft-page-break/>
      <text:p text:style-name="P533"><text:s text:c="8"/>allow-recursion { trusted; }; <text:s/># allows recursive queries from "trusted" clients</text:p>
      <text:p text:style-name="P534"><text:span text:style-name="T535"><text:s text:c="8"/>listen-on { 10.1.100.42; }; <text:s text:c="3"/># ns2 private IP address - listen on pr</text:span><text:span text:style-name="T536">i</text:span><text:span text:style-name="T537">v</text:span><text:span text:style-name="T538">ate network only</text:span></text:p>
      <text:p text:style-name="P539"><text:s text:c="8"/>allow-transfer { none; }; <text:s text:c="5"/># disable zone transfers by default</text:p>
      <text:p text:style-name="P540"/>
      <text:p text:style-name="P541"><text:s text:c="8"/>forwarders {</text:p>
      <text:p text:style-name="P542"><text:s text:c="16"/>8.8.8.8;</text:p>
      <text:p text:style-name="P543"><text:s text:c="16"/>8.8.4.4;</text:p>
      <text:p text:style-name="P544"><text:s text:c="8"/>};</text:p>
      <text:p text:style-name="P545"/>
      <text:p text:style-name="P546"><text:s text:c="8"/>dnssec-validation auto;</text:p>
      <text:p text:style-name="P547"/>
      <text:p text:style-name="P548"><text:s text:c="8"/>auth-nxdomain no; <text:s text:c="3"/># conform to RFC1035</text:p>
      <text:p text:style-name="P549"><text:s text:c="8"/>listen-on-v6 { any; };</text:p>
      <text:p text:style-name="P550">};</text:p>
      <text:p text:style-name="P551">Save the file and exit the editor.</text:p>
      <text:p text:style-name="P552">Configure Local DNS Zones</text:p>
      <text:p text:style-name="P553"><text:span text:style-name="T554">We will define our local slave zones on the secondary DNS server that correspond to the master zones defined on the primary. As you will see below the<text:s/></text:span><text:span text:style-name="T555">file</text:span><text:span text:style-name="T556"><text:s/></text:span><text:span text:style-name="T557">parameter for zones of type<text:s/></text:span><text:span text:style-name="T558">slave</text:span><text:span text:style-name="T559"><text:s/>does not contain a path and there is a<text:s/></text:span><text:span text:style-name="T560">masters</text:span><text:span text:style-name="T561"><text:s/>directive that is set to the IP address of the primary DNS server.</text:span></text:p>
      <text:p text:style-name="P562">On ns2, open the file for editing:</text:p>
      <text:p text:style-name="P563">$ sudo vi /etc/bind/named.conf.local</text:p>
      <text:p text:style-name="P564"><text:span text:style-name="T565">Add a forward zone for<text:s/></text:span><text:span text:style-name="T566">homelab.local</text:span><text:span text:style-name="T567">:</text:span></text:p>
      <text:p text:style-name="P568">zone "homelab.local" { <text:s/></text:p>
      <text:p text:style-name="P569"><text:s text:c="4"/>type slave;</text:p>
      <text:p text:style-name="P570"><text:s text:c="4"/>file "db.homelab.local";</text:p>
      <text:p text:style-name="P571"><text:s text:c="4"/>masters { 10.1.100.41; }; <text:s/># ns1 private IP</text:p>
      <text:p text:style-name="P572">};</text:p>
      <text:p text:style-name="P573"><text:span text:style-name="T574">Add a reverse zone for the 10.1.100.0/24 subnet. The reverse mapping for 10.1.100 is entered as<text:s/></text:span><text:span text:style-name="T575">100.1.10</text:span><text:span text:style-name="T576">:</text:span></text:p>
      <text:p text:style-name="P577">zone "100.1.10.in-addr.arpa" { <text:s/></text:p>
      <text:p text:style-name="P578"><text:s text:c="4"/>type slave;</text:p>
      <text:p text:style-name="P579"><text:s text:c="4"/>file "db.10.1.100";</text:p>
      <text:p text:style-name="P580"><text:s text:c="4"/>masters { 10.1.100.41; }; <text:s/># ns1 private IP</text:p>
      <text:p text:style-name="P581">};</text:p>
      <text:p text:style-name="P582"><text:span text:style-name="T583">The<text:s/></text:span><text:span text:style-name="T584">/etc/bind/named.conf.local</text:span><text:span text:style-name="T585"><text:s/>file should look like the following:</text:span></text:p>
      <text:p text:style-name="P586">zone "homelab.local" { <text:s/></text:p>
      <text:p text:style-name="P587"><text:s text:c="4"/>type slave;</text:p>
      <text:p text:style-name="P588"><text:s text:c="4"/>file "db.homelab.local";</text:p>
      <text:p text:style-name="P589"><text:s text:c="4"/>masters {<text:s/>10.1.100.41; }; <text:s/># ns1 private IP</text:p>
      <text:p text:style-name="P590">};</text:p>
      <text:p text:style-name="P591"/>
      <text:p text:style-name="P592">zone "100.1.10.in-addr.arpa" { <text:s/></text:p>
      <text:p text:style-name="P593"><text:s text:c="4"/>type slave;</text:p>
      <text:p text:style-name="P594"><text:s text:c="4"/>file "db.10.1.100";</text:p>
      <text:p text:style-name="P595"><text:s text:c="4"/>masters { 10.1.100.41; }; <text:s/># ns1 private IP</text:p>
      <text:p text:style-name="P596">};</text:p>
      <text:p text:style-name="P597">Save the file and exit the editor.</text:p>
      <text:p text:style-name="P598">Check BIND Configuration File Syntax</text:p>
      <text:p text:style-name="P599"><text:span text:style-name="T600">Check the syntax of<text:s/></text:span><text:span text:style-name="T601">the configuration files that start with<text:s/></text:span><text:span text:style-name="T602">named.conf</text:span><text:span text:style-name="T603">:</text:span></text:p>
      <text:p text:style-name="P604">$ sudo named-checkconf</text:p>
      <text:soft-page-break/>
      <text:p text:style-name="P605">If the configuration files have no syntax errors you won’t see any error messages.</text:p>
      <text:p text:style-name="P606">Restart BIND</text:p>
      <text:p text:style-name="P607">Restart the BIND service:</text:p>
      <text:p text:style-name="P608">$ sudo service bind9 restart</text:p>
      <text:p text:style-name="P609">Test DNS Using Ubuntu Client</text:p>
      <text:p text:style-name="P610"><text:span text:style-name="T611">The primary and secondary DNS servers have now been deployed, so it is time to test name and IP address resolution. We will use a third Ubuntu 14.04 Server configured to query our two new ser</text:span><text:span text:style-name="T612">v</text:span><text:span text:style-name="T613">ers.</text:span></text:p>
      <text:p text:style-name="P614">Configure Test Client Networking</text:p>
      <text:p text:style-name="P615">Connect to the host1 host<text:s/>(10.1.100.90) via SSH.<text:s/><text:line-break/>Edit the network interfaces configuration file:</text:p>
      <text:p text:style-name="P616">$ sudo vi /etc/network/interfaces</text:p>
      <text:p text:style-name="P617"><text:span text:style-name="T618">Look for the parameters. Remove the existing<text:s/></text:span><text:span text:style-name="T619">dns-nameservers</text:span><text:span text:style-name="T620"><text:s/>and<text:s/></text:span><text:span text:style-name="T621">dns-search</text:span><text:span text:style-name="T622"><text:s/>entries and r</text:span><text:span text:style-name="T623">e</text:span><text:span text:style-name="T624">place them with your private domain and ns1 and ns2 private<text:s/></text:span><text:span text:style-name="T625">IP addresses.<text:s/></text:span><text:span text:style-name="T626"><text:line-break/></text:span><text:span text:style-name="T627">When done editing it should look like:</text:span></text:p>
      <text:p text:style-name="P628">iface lo inet loopback <text:s/></text:p>
      <text:p text:style-name="P629">auto lo</text:p>
      <text:p text:style-name="P630"/>
      <text:p text:style-name="P631"># primary network interface</text:p>
      <text:p text:style-name="P632">auto eth0 <text:s/></text:p>
      <text:p text:style-name="P633">iface eth0 inet static <text:s/></text:p>
      <text:p text:style-name="P634"><text:s text:c="8"/>address 10.1.100.90</text:p>
      <text:p text:style-name="P635"><text:s text:c="8"/>netmask 255.255.255.0</text:p>
      <text:p text:style-name="P636"><text:s text:c="8"/>network 10.1.100.0</text:p>
      <text:p text:style-name="P637"><text:s text:c="8"/>broadcast<text:s/>10.1.100.255</text:p>
      <text:p text:style-name="P638"><text:s text:c="8"/>gateway 10.1.100.1</text:p>
      <text:p text:style-name="P639"><text:s text:c="8"/>dns-search homelab.local</text:p>
      <text:p text:style-name="P640"><text:s text:c="8"/>dns-nameservers 10.1.100.41 10.1.100.42</text:p>
      <text:p text:style-name="P641">Save and close the file.</text:p>
      <text:p text:style-name="P642">Bounce the interface to apply the changes:</text:p>
      <text:p text:style-name="P643">$ sudo ifdown eth0 &amp;&amp; sudo ifup eth0</text:p>
      <text:p text:style-name="P644">Test Forward Lookup</text:p>
      <text:p text:style-name="P645">Run the<text:s/>following command to perform a forward lookup and retrieve the IP address of host1.homelab.local:</text:p>
      <text:p text:style-name="P646">$ nslookup host1</text:p>
      <text:p text:style-name="P647"><text:span text:style-name="T648">When you perform a DNS query for host1 it is expanded to<text:s/></text:span><text:span text:style-name="T649">host1.homelab.local</text:span><text:span text:style-name="T650"><text:s/>because of the<text:s/></text:span><text:span text:style-name="T651">dns-search homelab.local</text:span><text:span text:style-name="T652"><text:s/>that is set in the netwo</text:span><text:span text:style-name="T653">rk interfaces configuration file. The command output should be:</text:span></text:p>
      <text:p text:style-name="P654">frank@host1:~$ nslookup host1 <text:s/></text:p>
      <text:p text:style-name="P655">Server: <text:s text:c="7"/>10.1.100.41 <text:s/></text:p>
      <text:p text:style-name="P656">Address: <text:s text:c="3"/>10.1.100.41#53</text:p>
      <text:p text:style-name="P657"/>
      <text:p text:style-name="P658">Name: <text:s text:c="3"/>host1.homelab.local <text:s/></text:p>
      <text:p text:style-name="P659">Address: 10.1.100.90 <text:s/></text:p>
      <text:p text:style-name="P660">Test Reverse Lookup</text:p>
      <text:p text:style-name="P661">Run the following command to<text:s/>perform a reverse lookup of host1’s IP address:</text:p>
      <text:p text:style-name="P662">$ nslookup 10.1.100.90</text:p>
      <text:p text:style-name="P663">The command output should be:</text:p>
      <text:soft-page-break/>
      <text:p text:style-name="P664">Server: <text:s text:c="7"/>10.1.100.41 <text:s/></text:p>
      <text:p text:style-name="P665">Address: <text:s text:c="3"/>10.1.100.41#53</text:p>
      <text:p text:style-name="P666"/>
      <text:p text:style-name="P667">91.100.1.10.in-addr.arpa <text:s text:c="3"/>name = host1.homelab.local. <text:s/></text:p>
      <text:p text:style-name="P668">Query NS1 Using DIG</text:p>
      <text:p text:style-name="P669">Run the following<text:s/>command to query the primary DNS server using DIG:</text:p>
      <text:p text:style-name="P670">$ dig homelab.local any @ns1.homelab.local</text:p>
      <text:p text:style-name="P671">The command output should be:</text:p>
      <text:p text:style-name="P672">; &lt;&lt;&gt;&gt; DiG 9.9.5-3ubuntu0.1-Ubuntu &lt;&lt;&gt;&gt; homelab.local any @ns1.homelab.local</text:p>
      <text:p text:style-name="P673">;; global options: +cmd</text:p>
      <text:p text:style-name="P674">;; Got answer:</text:p>
      <text:p text:style-name="P675">;; -&gt;&gt;HEADER&lt;&lt;-<text:s/>opcode: QUERY, status: NOERROR, id: 20320</text:p>
      <text:p text:style-name="P676">;; flags: qr aa rd ra; QUERY: 1, ANSWER: 3, AUTHORITY: 0, ADDITIONAL: 3</text:p>
      <text:p text:style-name="P677"/>
      <text:p text:style-name="P678">;; OPT PSEUDOSECTION:</text:p>
      <text:p text:style-name="P679">; EDNS: version: 0, flags:; udp: 4096</text:p>
      <text:p text:style-name="P680">;; QUESTION SECTION:</text:p>
      <text:p text:style-name="P681">;homelab.local. <text:s text:c="11"/>IN <text:s/>ANY</text:p>
      <text:p text:style-name="P682"/>
      <text:p text:style-name="P683">;; ANSWER SECTION:</text:p>
      <text:p text:style-name="P684">homelab.local. <text:s text:c="7"/>604800 <text:s/>IN <text:s/>SOA ns1.homelab.local. admin.homelab.local. 3 604800 86400 2419200 604800 <text:s/></text:p>
      <text:p text:style-name="P685">homelab.local. <text:s text:c="7"/>604800 <text:s/>IN <text:s/>NS <text:s/>ns1.homelab.local. <text:s/></text:p>
      <text:p text:style-name="P686">homelab.local. <text:s text:c="7"/>604800 <text:s/>IN <text:s/>NS <text:s/>ns2.homelab.local.</text:p>
      <text:p text:style-name="P687"/>
      <text:p text:style-name="P688">;; ADDITIONAL SECTION:</text:p>
      <text:p text:style-name="P689">ns1.homelab.local. <text:s text:c="3"/>604800 <text:s/>IN <text:s/>A <text:s text:c="2"/>10.1.100.41 <text:s/></text:p>
      <text:p text:style-name="P690">ns2.homelab.local. <text:s text:c="3"/>604800 <text:s/>IN <text:s/>A <text:s text:c="2"/>10.1.100.42</text:p>
      <text:p text:style-name="P691"/>
      <text:p text:style-name="P692">;; Query time: 1 msec</text:p>
      <text:p text:style-name="P693">;; SERVER: 10.1.100.41#53(10.1.100.41)</text:p>
      <text:p text:style-name="P694">;; WHEN: Fri Feb 13 22:31:58 EST 2015</text:p>
      <text:p text:style-name="P695">;; MSG SIZE <text:s/>rcvd: 152</text:p>
      <text:p text:style-name="P696">Query NS2 Using DIG</text:p>
      <text:p text:style-name="P697">Run the following<text:s/>command to query the secondary DNS server using DIG:</text:p>
      <text:p text:style-name="P698">$ dig homelab.local any @ns2.homelab.local</text:p>
      <text:p text:style-name="P699">The command output should be:</text:p>
      <text:p text:style-name="P700">; &lt;&lt;&gt;&gt; DiG 9.9.5-3ubuntu0.1-Ubuntu &lt;&lt;&gt;&gt; homelab.local any @ns2.homelab.local</text:p>
      <text:p text:style-name="P701">;; global options: +cmd</text:p>
      <text:p text:style-name="P702">;; Got answer:</text:p>
      <text:p text:style-name="P703">;; -&gt;&gt;HEADER&lt;&lt;- opcode: QUERY, status: NOERROR, id: 58763</text:p>
      <text:p text:style-name="P704">;; flags: qr aa rd ra; QUERY: 1, ANSWER: 3, AUTHORITY: 0, ADDITIONAL: 3</text:p>
      <text:p text:style-name="P705"/>
      <text:p text:style-name="P706">;; OPT PSEUDOSECTION:</text:p>
      <text:p text:style-name="P707">; EDNS: version: 0, flags:; udp: 4096</text:p>
      <text:p text:style-name="P708">;; QUESTION SECTION:</text:p>
      <text:p text:style-name="P709">;homelab.local. <text:s text:c="11"/>IN <text:s/>ANY</text:p>
      <text:p text:style-name="P710"/>
      <text:p text:style-name="P711">;; ANSWER SECTION:</text:p>
      <text:p text:style-name="P712">homelab.local. <text:s text:c="7"/>604800 <text:s/>IN <text:s/>NS <text:s/>ns1.homelab.local. <text:s/></text:p>
      <text:p text:style-name="P713">homelab.local. <text:s text:c="7"/>604800 <text:s/>IN <text:s/>NS <text:s/>ns2.homelab.local. <text:s/></text:p>
      <text:p text:style-name="P714">homelab.local. <text:s text:c="7"/>604800 <text:s/>IN <text:s/>SOA ns1.homelab.local. admin.homelab.local. 3 604800 86400 2419200 604800</text:p>
      <text:p text:style-name="P715"/>
      <text:p text:style-name="P716">;; ADDITIONAL SECTION:</text:p>
      <text:p text:style-name="P717">ns1.homelab.local. <text:s text:c="3"/>604800 <text:s/>IN <text:s/>A <text:s text:c="2"/>10.1.100.41 <text:s/></text:p>
      <text:p text:style-name="P718">ns2.homelab.local. <text:s text:c="3"/>604800 <text:s/>IN <text:s/>A <text:s text:c="2"/>10.1.100.42</text:p>
      <text:p text:style-name="P719"/>
      <text:soft-page-break/>
      <text:p text:style-name="P720">;; Query time: 1 msec</text:p>
      <text:p text:style-name="P721">;; SERVER: 10.1.100.42#53(10.1.100.42)</text:p>
      <text:p text:style-name="P722">;; WHEN: Fri Feb 13 22:32:04 EST 2015</text:p>
      <text:p text:style-name="P723">;; MSG SIZE <text:s/>rcvd: 152</text:p>
      <text:p text:style-name="P724">If the command output from the<text:s/>forward and reverse lookups match the examples above it means that your DNS servers are configured properl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crayon-e" style:display-name="crayon-e" style:family="text" style:parent-style-name="DefaultParagraphFont"/>
    <style:style style:name="crayon-h" style:display-name="crayon-h" style:family="text" style:parent-style-name="DefaultParagraphFont"/>
    <style:style style:name="crayon-sy" style:display-name="crayon-sy" style:family="text" style:parent-style-name="DefaultParagraphFont"/>
    <style:style style:name="crayon-cn" style:display-name="crayon-cn" style:family="text" style:parent-style-name="DefaultParagraphFont"/>
    <style:style style:name="crayon-st" style:display-name="crayon-st" style:family="text" style:parent-style-name="DefaultParagraphFont"/>
    <style:style style:name="crayon-t" style:display-name="crayon-t" style:family="text" style:parent-style-name="DefaultParagraphFont"/>
    <style:style style:name="crayon-i" style:display-name="crayon-i" style:family="text" style:parent-style-name="DefaultParagraphFont"/>
    <style:style style:name="crayon-v" style:display-name="crayon-v" style:family="text" style:parent-style-name="DefaultParagraphFont"/>
    <style:style style:name="crayon-o" style:display-name="crayon-o" style:family="text" style:parent-style-name="DefaultParagraphFont"/>
    <style:style style:name="crayon-c" style:display-name="crayon-c" style:family="text" style:parent-style-name="DefaultParagraphFont"/>
    <style:style style:name="crayon-s" style:display-name="crayon-s" style:family="text" style:parent-style-name="DefaultParagraphFont"/>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levitha</dc:creator>
    <meta:creation-date>2009-04-16T11:32:00Z</meta:creation-date>
    <dc:date>2017-12-12T10:37:00Z</dc:date>
    <meta:template xlink:href="Normal" xlink:type="simple"/>
    <meta:editing-cycles>4</meta:editing-cycles>
    <meta:editing-duration>PT300S</meta:editing-duration>
    <meta:user-defined meta:name="Info 1"/>
    <meta:user-defined meta:name="Info 2"/>
    <meta:user-defined meta:name="Info 3"/>
    <meta:user-defined meta:name="Info 4"/>
    <meta:document-statistic meta:page-count="12" meta:paragraph-count="44" meta:word-count="3348" meta:character-count="22388" meta:row-count="159" meta:non-whitespace-character-count="19084"/>
  </office:meta>
</office:document-meta>
</file>